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3777a"/>
    </style:style>
    <style:style style:name="T1" style:family="text">
      <style:text-properties officeooo:rsid="0013777a"/>
    </style:style>
    <style:style style:name="T2" style:family="text">
      <style:text-properties fo:font-weight="bold" officeooo:rsid="0013777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llo there!</text:span></text:p>
      <text:p text:style-name="P1"><text:span text:style-name="T1"/></text:p>
      <text:p text:style-name="Addressee"><text:span text:style-name="T1">How </text:span><text:span text:style-name="T2">are</text:span><text:span text:style-name="T1"> you?</text:span></text:p>
      <text:p text:style-name="P1"><text:span text:style-name="T1"/></text:p>
      <text:p text:style-name="P1"><text:span text:style-name="T1">I a</text:span><text:span text:style-name="Emphasis"><text:span text:style-name="T1">m f</text:span></text:span><text:span text:style-name="T1">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ornelsen</meta:initial-creator>
    <meta:creation-date>2013-05-20T14:00:17</meta:creation-date>
    <dc:date>2013-05-20T14:00:53</dc:date>
    <dc:creator>Jim Kornelsen</dc:creator>
    <meta:editing-duration>P0D</meta:editing-duration>
    <meta:editing-cycles>1</meta:editing-cycles>
    <meta:document-statistic meta:table-count="0" meta:image-count="0" meta:object-count="0" meta:page-count="1" meta:paragraph-count="3" meta:word-count="8" meta:character-count="34" meta:non-whitespace-character-count="29"/>
    <meta:generator>LibreOffice/4.0.2.2$Linux_x86 LibreOffice_project/400m0$Build-2</meta:generator>
  </office:meta>
</office:document-meta>
</file>